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5.592cm" fo:min-width="17.661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4.068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61cm" svg:height="5.842cm" svg:x="2.016cm" svg:y="2.016cm">
          <text:p text:style-name="P1">R_GlobalEnv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318cm" svg:x="2.778cm" svg:y="2.651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318cm" svg:x="14.335cm" svg:y="2.651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89cm" svg:x="2.905cm" svg:y="5.826cm">
          <text:p text:style-name="P1">df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89cm" svg:x="4.556cm" svg:y="5.826cm">
          <text:p text:style-name="P1">df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889cm" svg:x="6.334cm" svg:y="5.826cm">
          <text:p text:style-name="P1">df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21:45:36.638448591</meta:creation-date>
    <dc:date>2018-02-09T21:49:06.767779040</dc:date>
    <meta:editing-duration>P6DT23H53M19S</meta:editing-duration>
    <meta:editing-cycles>2</meta:editing-cycles>
    <meta:generator>LibreOffice/5.1.6.2$Linux_X86_64 LibreOffice_project/10m0$Build-2</meta:generator>
    <meta:document-statistic meta:object-count="6"/>
  </office:meta>
</office:document-meta>
</file>